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174e4d" officeooo:paragraph-rsid="00174e4d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174e4d" officeooo:paragraph-rsid="00174e4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174e4d" officeooo:paragraph-rsid="00174e4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quelon saucisse:</text:p>
      <text:p text:style-name="P1"/>
      <text:p text:style-name="P2">Valeurs nutritionnelles pour 100 grammes :</text:p>
      <text:p text:style-name="P2"/>
      <text:p text:style-name="P2"/>
      <text:p text:style-name="P2"/>
      <text:p text:style-name="P2"/>
      <text:p text:style-name="P2"/>
      <text:p text:style-name="P2">Ingrédients :</text:p>
      <text:p text:style-name="P2"/>
      <text:p text:style-name="P3">- Épinard surgeler</text:p>
      <text:p text:style-name="P3">- Champignons surgeler</text:p>
      <text:p text:style-name="P3">- Huile de TCM</text:p>
      <text:p text:style-name="P3">- 1 Saucisse</text:p>
      <text:p text:style-name="P3">- Crème</text:p>
      <text:p text:style-name="P3">- Gruyère</text:p>
      <text:p text:style-name="P3"/>
      <text:p text:style-name="P3">Dans un plat à gratins mettre les épinards et les champignons à décongeler.</text:p>
      <text:p text:style-name="P3">Ajouter la saucisse couper en morceau.</text:p>
      <text:p text:style-name="P3">Ajouter l’huile de TCM, bien mélanger le tout.</text:p>
      <text:p text:style-name="P3">Ajoutez la crème et saupoudrer une grande quantité de gruyère puis enfourner.</text:p>
      <text:p text:style-name="P3">Laisser cuir jusqu’à ce que le gruyère soit grillé.</text:p>
      <text:p text:style-name="P3">Dégustez !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3:51:17.846397100</meta:creation-date>
    <dc:date>2025-05-22T13:55:08.931330300</dc:date>
    <meta:editing-duration>PT3M51S</meta:editing-duration>
    <meta:editing-cycles>1</meta:editing-cycles>
    <meta:document-statistic meta:table-count="0" meta:image-count="0" meta:object-count="0" meta:page-count="1" meta:paragraph-count="15" meta:word-count="77" meta:character-count="452" meta:non-whitespace-character-count="390"/>
    <meta:generator>LibreOffice/25.2.2.2$Windows_X86_64 LibreOffice_project/7370d4be9e3cf6031a51beef54ff3bda878e3fac</meta:generator>
  </office:meta>
</office:document-meta>
</file>